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1_1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Type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. S. Solomon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May 24, 1897</text:p>
      <text:p text:style-name="P2">Month<text:tab/><text:tab/><text:tab/><text:tab/><text:tab/><text:tab/>May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Y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Letter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MYER S. ISAACS, PRESIDENT. <text:s/>EMANUEL LEHMAN, TREASURER. <text:s/>JACOB H. SCHIFF, VICE-PREST./</text:p>
      <text:p text:style-name="P5"><text:tab/>JULIUS GOLDMAN, HON. SEC'Y.<text:tab/><text:tab/>A. S. SOLOMONS, GENERAL AGENT./</text:p>
      <text:p text:style-name="P6">CENTRAL COMMITTEE OF THE BARON DE HIRSCH FUND./</text:p>
      <text:p text:style-name="P6">EXECUTIVE OFFICE, NO. 45 BROADWAY, ROOM 163./</text:p>
      <text:p text:style-name="P7">NEW YORK, May 24, 1897./</text:p>
      <text:p text:style-name="P5">Rev. Dr. S. Morais,/</text:p>
      <text:p text:style-name="P5"><text:tab/>536 North Fifth Street,/</text:p>
      <text:p text:style-name="P5"><text:tab/><text:tab/>Philadelphia./</text:p>
      <text:p text:style-name="P5">Dear Doctor:/</text:p>
      <text:p text:style-name="P5"><text:tab/>I am very much obliged indeed for the valuable/ suggestions contained in yours of last Saturday night, but it/ so happens that I have given thought to the very points you make,/ and have embodied them in a letter I have addressed to Mr. Straus,/ which I will convey to him in person and emphasize in some direc-/tions what I do not care to name in my letter./</text:p>
      <text:p text:style-name="P5"><text:soft-page-break/><text:tab/>Hoping that your good self and daughter did not exper-/ience any inconvenience from your hasty trip, and with warm re-/gards,/ I am,/ Yours truly,/ A S Solomon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0T13:19:11.95</meta:creation-date>
    <meta:document-statistic meta:table-count="0" meta:image-count="0" meta:object-count="0" meta:page-count="3" meta:paragraph-count="71" meta:word-count="313" meta:character-count="2121"/>
    <dc:date>2012-01-10T13:28:11.36</dc:date>
    <dc:creator>Penn Libraries</dc:creator>
    <meta:editing-duration>PT00H08M59S</meta:editing-duration>
    <meta:editing-cycles>1</meta:editing-cycles>
    <meta:generator>OpenOffice.org/3.2$Win32 OpenOffice.org_project/320m12$Build-9483</meta:generator>
  </office:meta>
</office:document-meta>
</file>